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c90" officeooo:paragraph-rsid="00005c90"/>
    </style:style>
    <style:style style:name="P2" style:family="paragraph" style:parent-style-name="Standard">
      <style:text-properties officeooo:rsid="00023f5e" officeooo:paragraph-rsid="00023f5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23f5e" officeooo:paragraph-rsid="00023f5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05c90" officeooo:paragraph-rsid="00005c9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W2XX_RomsTracker</text:p>
      <text:p text:style-name="P1">DAW2XX_DBRomsTracker</text:p>
      <text:p text:style-name="P1">DiagramaDeClases_RomsTracker</text:p>
      <text:p text:style-name="P1">DiagramaDeCasosDeUso_RomsTracker</text:p>
      <text:p text:style-name="P1">DiagramaDeNavegacion_RomsTracker</text:p>
      <text:p text:style-name="P1">DiagramaDeAlmacenamiento _RomsTracker</text:p>
      <text:p text:style-name="P4">Herramientas: </text:p>
      <text:p text:style-name="P1"><text:s text:c="2"/>- Lenguajes de programación </text:p>
      <text:p text:style-name="P1"><text:s text:c="2"/>- MySQL </text:p>
      <text:p text:style-name="P1"><text:s text:c="3"/>- InnoDB </text:p>
      <text:p text:style-name="P1"><text:s text:c="3"/>- PDO </text:p>
      <text:p text:style-name="P1"><text:s text:c="3"/>- Repositorio ? </text:p>
      <text:p text:style-name="P1"><text:s text:c="3"/>- IDE ? </text:p>
      <text:p text:style-name="P1">Estudiar GPX, GML, GPS (XML) </text:p>
      <text:p text:style-name="P1"/>
      <text:p text:style-name="P3">Maquetacion página</text:p>
      <text:p text:style-name="P2"/>
      <text:p text:style-name="P2">Página Inicio</text:p>
      <text:p text:style-name="P2"/>
      <text:p text:style-name="P2">Pagina Inicio de sesión / registro</text:p>
      <text:p text:style-name="P2"/>
      <text:p text:style-name="P2">Página seguimi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2:01:16.255000000</meta:creation-date>
    <dc:date>2017-02-15T12:41:56.133000000</dc:date>
    <meta:editing-duration>PT20M18S</meta:editing-duration>
    <meta:editing-cycles>1</meta:editing-cycles>
    <meta:document-statistic meta:table-count="0" meta:image-count="0" meta:object-count="0" meta:page-count="1" meta:paragraph-count="18" meta:word-count="41" meta:character-count="384" meta:non-whitespace-character-count="337"/>
    <meta:generator>LibreOffice/5.1.3.2$Windows_x86 LibreOffice_project/644e4637d1d8544fd9f56425bd6cec110e49301b</meta:generator>
  </office:meta>
</office:document-meta>
</file>